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lista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table:number-columns-repeated="4"/>
          <table:table-cell table:style-name="ce1" office:value-type="percentage" office:value="0.25" calcext:value-type="percentage">
            <text:p>25,00%</text:p>
          </table:table-cell>
          <table:table-cell office:value-type="float" office:value="0.006533" calcext:value-type="float">
            <text:p>0,006533</text:p>
          </table:table-cell>
          <table:table-cell office:value-type="float" office:value="0.087111" calcext:value-type="float">
            <text:p>0,087111</text:p>
          </table:table-cell>
          <table:table-cell office:value-type="float" office:value="0.425149" calcext:value-type="float">
            <text:p>0,425149</text:p>
          </table:table-cell>
          <table:table-cell office:value-type="float" office:value="1.410529" calcext:value-type="float">
            <text:p>1,410529</text:p>
          </table:table-cell>
          <table:table-cell office:value-type="float" office:value="3.536144" calcext:value-type="float">
            <text:p>3,536144</text:p>
          </table:table-cell>
        </table:table-row>
        <table:table-row table:style-name="ro1">
          <table:table-cell table:number-columns-repeated="4"/>
          <table:table-cell table:style-name="ce1" office:value-type="percentage" office:value="0.5" calcext:value-type="percentage">
            <text:p>50,00%</text:p>
          </table:table-cell>
          <table:table-cell office:value-type="float" office:value="0.02125" calcext:value-type="float">
            <text:p>0,02125</text:p>
          </table:table-cell>
          <table:table-cell office:value-type="float" office:value="0.320066" calcext:value-type="float">
            <text:p>0,320066</text:p>
          </table:table-cell>
          <table:table-cell office:value-type="float" office:value="1.67996" calcext:value-type="float">
            <text:p>1,67996</text:p>
          </table:table-cell>
          <table:table-cell office:value-type="float" office:value="5.775814" calcext:value-type="float">
            <text:p>5,775814</text:p>
          </table:table-cell>
          <table:table-cell office:value-type="float" office:value="14.449422" calcext:value-type="float">
            <text:p>14,449422</text:p>
          </table:table-cell>
        </table:table-row>
        <table:table-row table:style-name="ro1">
          <table:table-cell table:number-columns-repeated="4"/>
          <table:table-cell table:style-name="ce1" office:value-type="percentage" office:value="0.75" calcext:value-type="percentage">
            <text:p>75,00%</text:p>
          </table:table-cell>
          <table:table-cell office:value-type="float" office:value="0.043874" calcext:value-type="float">
            <text:p>0,043874</text:p>
          </table:table-cell>
          <table:table-cell office:value-type="float" office:value="0.699003" calcext:value-type="float">
            <text:p>0,699003</text:p>
          </table:table-cell>
          <table:table-cell office:value-type="float" office:value="3.903159" calcext:value-type="float">
            <text:p>3,903159</text:p>
          </table:table-cell>
          <table:table-cell office:value-type="float" office:value="13.310085" calcext:value-type="float">
            <text:p>13,310085</text:p>
          </table:table-cell>
          <table:table-cell office:value-type="float" office:value="58.815426" calcext:value-type="float">
            <text:p>58,815426</text:p>
          </table:table-cell>
        </table:table-row>
        <table:table-row table:style-name="ro1">
          <table:table-cell table:number-columns-repeated="4"/>
          <table:table-cell table:style-name="ce1" office:value-type="percentage" office:value="1" calcext:value-type="percentage">
            <text:p>100,00%</text:p>
          </table:table-cell>
          <table:table-cell office:value-type="float" office:value="0.074871" calcext:value-type="float">
            <text:p>0,074871</text:p>
          </table:table-cell>
          <table:table-cell office:value-type="float" office:value="1.258657" calcext:value-type="float">
            <text:p>1,258657</text:p>
          </table:table-cell>
          <table:table-cell office:value-type="float" office:value="7.132448" calcext:value-type="float">
            <text:p>7,132448</text:p>
          </table:table-cell>
          <table:table-cell office:value-type="float" office:value="23.888158" calcext:value-type="float">
            <text:p>23,888158</text:p>
          </table:table-cell>
          <table:table-cell office:value-type="float" office:value="66.647557" calcext:value-type="float">
            <text:p>66,647557</text:p>
          </table:table-cell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macierz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table:number-columns-repeated="4"/>
          <table:table-cell table:style-name="ce1" office:value-type="percentage" office:value="0.25" calcext:value-type="percentage">
            <text:p>25,00%</text:p>
          </table:table-cell>
          <table:table-cell office:value-type="float" office:value="0.000748" calcext:value-type="float">
            <text:p>0,000748</text:p>
          </table:table-cell>
          <table:table-cell office:value-type="float" office:value="0.005861" calcext:value-type="float">
            <text:p>0,005861</text:p>
          </table:table-cell>
          <table:table-cell office:value-type="float" office:value="0.019639" calcext:value-type="float">
            <text:p>0,019639</text:p>
          </table:table-cell>
          <table:table-cell office:value-type="float" office:value="0.047069" calcext:value-type="float">
            <text:p>0,047069</text:p>
          </table:table-cell>
          <table:table-cell office:value-type="float" office:value="0.093222" calcext:value-type="float">
            <text:p>0,093222</text:p>
          </table:table-cell>
        </table:table-row>
        <table:table-row table:style-name="ro1">
          <table:table-cell table:number-columns-repeated="4"/>
          <table:table-cell table:style-name="ce1" office:value-type="percentage" office:value="0.5" calcext:value-type="percentage">
            <text:p>50,00%</text:p>
          </table:table-cell>
          <table:table-cell office:value-type="float" office:value="0.00148" calcext:value-type="float">
            <text:p>0,00148</text:p>
          </table:table-cell>
          <table:table-cell office:value-type="float" office:value="0.011868" calcext:value-type="float">
            <text:p>0,011868</text:p>
          </table:table-cell>
          <table:table-cell office:value-type="float" office:value="0.039259" calcext:value-type="float">
            <text:p>0,039259</text:p>
          </table:table-cell>
          <table:table-cell office:value-type="float" office:value="0.093598" calcext:value-type="float">
            <text:p>0,093598</text:p>
          </table:table-cell>
          <table:table-cell office:value-type="float" office:value="0.183848" calcext:value-type="float">
            <text:p>0,183848</text:p>
          </table:table-cell>
        </table:table-row>
        <table:table-row table:style-name="ro1">
          <table:table-cell table:number-columns-repeated="4"/>
          <table:table-cell table:style-name="ce1" office:value-type="percentage" office:value="0.75" calcext:value-type="percentage">
            <text:p>75,00%</text:p>
          </table:table-cell>
          <table:table-cell office:value-type="float" office:value="0.002193" calcext:value-type="float">
            <text:p>0,002193</text:p>
          </table:table-cell>
          <table:table-cell office:value-type="float" office:value="0.017398" calcext:value-type="float">
            <text:p>0,017398</text:p>
          </table:table-cell>
          <table:table-cell office:value-type="float" office:value="0.060168" calcext:value-type="float">
            <text:p>0,060168</text:p>
          </table:table-cell>
          <table:table-cell office:value-type="float" office:value="0.139411" calcext:value-type="float">
            <text:p>0,139411</text:p>
          </table:table-cell>
          <table:table-cell office:value-type="float" office:value="0.274036" calcext:value-type="float">
            <text:p>0,274036</text:p>
          </table:table-cell>
        </table:table-row>
        <table:table-row table:style-name="ro1">
          <table:table-cell table:number-columns-repeated="4"/>
          <table:table-cell table:style-name="ce1" office:value-type="percentage" office:value="1" calcext:value-type="percentage">
            <text:p>100,00%</text:p>
          </table:table-cell>
          <table:table-cell office:value-type="float" office:value="0.002904" calcext:value-type="float">
            <text:p>0,002904</text:p>
          </table:table-cell>
          <table:table-cell office:value-type="float" office:value="0.023254" calcext:value-type="float">
            <text:p>0,023254</text:p>
          </table:table-cell>
          <table:table-cell office:value-type="float" office:value="0.077999" calcext:value-type="float">
            <text:p>0,077999</text:p>
          </table:table-cell>
          <table:table-cell office:value-type="float" office:value="0.185345" calcext:value-type="float">
            <text:p>0,185345</text:p>
          </table:table-cell>
          <table:table-cell office:value-type="float" office:value="0.362434" calcext:value-type="float">
            <text:p>0,36243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7">00.00.0000</text:date>, <text:time style:data-style-name="N2" text:time-value="21:51:22.0960241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4T16:43:22.894838623</meta:creation-date>
    <dc:date>2019-05-07T22:17:08.525598784</dc:date>
    <meta:editing-duration>PT29M58S</meta:editing-duration>
    <meta:editing-cycles>3</meta:editing-cycles>
    <meta:generator>LibreOffice/6.0.4.2$Linux_X86_64 LibreOffice_project/00m0$Build-2</meta:generator>
    <meta:document-statistic meta:table-count="1" meta:cell-count="60" meta:object-count="0"/>
  </office:meta>
</office:document-meta>
</file>